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3fca6" officeooo:paragraph-rsid="0003fca6"/>
    </style:style>
    <style:style style:name="P2" style:family="paragraph" style:parent-style-name="Standard">
      <style:text-properties fo:font-size="14pt" officeooo:rsid="0003fca6" officeooo:paragraph-rsid="0003fca6" style:font-size-asian="14pt" style:font-size-complex="14pt"/>
    </style:style>
    <style:style style:name="P3" style:family="paragraph" style:parent-style-name="Normal1">
      <style:paragraph-properties fo:margin-left="0cm" fo:margin-right="0cm" fo:line-height="150%" fo:text-align="justify" style:justify-single-word="false" fo:text-indent="0.953cm" style:auto-text-indent="false"/>
      <style:text-properties officeooo:rsid="0003fca6" officeooo:paragraph-rsid="0003fca6"/>
    </style:style>
    <style:style style:name="P4" style:family="paragraph" style:parent-style-name="Normal1">
      <style:paragraph-properties fo:margin-left="0cm" fo:margin-right="0cm" fo:line-height="150%" fo:text-align="justify" style:justify-single-word="false" fo:text-indent="0.953cm" style:auto-text-indent="false" fo:padding="0cm" fo:border="none"/>
      <style:text-properties officeooo:rsid="0003fca6" officeooo:paragraph-rsid="0003fca6"/>
    </style:style>
    <style:style style:name="P5" style:family="paragraph" style:parent-style-name="Normal1">
      <style:paragraph-properties fo:margin-left="0cm" fo:margin-right="0cm" fo:line-height="150%" fo:text-align="justify" style:justify-single-word="false" fo:text-indent="0.953cm" style:auto-text-indent="false" fo:padding="0cm" fo:border="none"/>
      <style:text-properties style:font-name="Liberation Serif" officeooo:rsid="0003fca6" officeooo:paragraph-rsid="0003fca6"/>
    </style:style>
    <style:style style:name="P6" style:family="paragraph" style:parent-style-name="Normal1">
      <style:paragraph-properties fo:margin-left="0cm" fo:margin-right="0cm" fo:line-height="150%" fo:text-align="justify" style:justify-single-word="false" fo:text-indent="0.953cm" style:auto-text-indent="false" fo:padding="0cm" fo:border="none"/>
      <style:text-properties fo:color="#ce181e" officeooo:rsid="0003fca6" officeooo:paragraph-rsid="0003fca6"/>
    </style:style>
    <style:style style:name="P7" style:family="paragraph" style:parent-style-name="Normal1">
      <style:paragraph-properties fo:margin-left="0cm" fo:margin-right="0cm" fo:line-height="150%" fo:text-align="justify" style:justify-single-word="false" fo:text-indent="0cm" style:auto-text-indent="false" fo:padding="0cm" fo:border="none"/>
      <style:text-properties style:font-name="Liberation Serif" fo:font-size="14pt" officeooo:rsid="0003fca6" officeooo:paragraph-rsid="0003fca6" style:font-size-asian="14pt" style:font-size-complex="14pt"/>
    </style:style>
    <style:style style:name="P8" style:family="paragraph" style:parent-style-name="Normal1">
      <style:paragraph-properties fo:margin-left="0cm" fo:margin-right="0cm" fo:line-height="150%" fo:text-align="justify" style:justify-single-word="false" fo:text-indent="0cm" style:auto-text-indent="false" fo:padding="0cm" fo:border="none"/>
      <style:text-properties fo:color="#000000" style:font-name="Liberation Serif" fo:font-size="14pt" officeooo:rsid="0003fca6" officeooo:paragraph-rsid="0003fca6" style:font-name-asian="Arial1" style:font-size-asian="14pt" style:language-asian="pt" style:country-asian="BR" style:font-name-complex="Arial1" style:font-size-complex="14pt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style:font-name-asian="Arial1" style:font-name-complex="Arial1"/>
    </style:style>
    <style:style style:name="T3" style:family="text">
      <style:text-properties fo:color="#000000" style:font-name="Arial" style:font-name-asian="Arial1" style:font-name-complex="Arial1"/>
    </style:style>
    <style:style style:name="T4" style:family="text">
      <style:text-properties fo:color="#000000" style:font-name-asian="Arial1" style:font-name-complex="Arial1"/>
    </style:style>
    <style:style style:name="T5" style:family="text">
      <style:text-properties fo:color="#ce181e" style:font-name="Arial" style:font-name-asian="Arial1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stões Organizacionais</text:p>
      <text:p text:style-name="P1"/>
      <text:p text:style-name="P3"><text:span text:style-name="T1">- Quais são as principais necessidades do cliente?</text:span></text:p>
      <text:p text:style-name="P3"><text:span text:style-name="T1">- Quais as necessidades do cliente com relação a individualidade dos usuários?</text:span></text:p>
      <text:p text:style-name="P4"><text:span text:style-name="T3">- </text:span><text:span text:style-name="T5">Quais as necessidades do cliente com relação a visualização de imagens?</text:span></text:p>
      <text:p text:style-name="P6"><text:span text:style-name="T1">- Quais as necessidades do cliente com relação a edição de imagens?</text:span></text:p>
      <text:p text:style-name="P4"><text:span text:style-name="T3">- Quais as necessidades do cliente com relação às configurações de software?</text:span></text:p>
      <text:p text:style-name="P4"><text:span text:style-name="T3">- Quais as necessidades do cliente com relação às informações do usuário?</text:span></text:p>
      <text:p text:style-name="P4"><text:span text:style-name="T3">- Quais são os principais benefícios que o projeto trará ao cliente?</text:span></text:p>
      <text:p text:style-name="P7"><text:span text:style-name="T4">Questões Econômicas</text:span></text:p>
      <text:p text:style-name="P5"><text:span text:style-name="T3">- Qual será o custo aproximado do projeto?</text:span></text:p>
      <text:p text:style-name="P5"><text:span text:style-name="T3">- Existe mercado real para o projeto?</text:span></text:p>
      <text:p text:style-name="P5"><text:span text:style-name="T3">- Como o projeto pode ajudar economicamente o cliente?</text:span></text:p>
      <text:p text:style-name="P5"><text:span text:style-name="T3">- Após a finalização, qual será o custo de manutenção do software?</text:span></text:p>
      <text:p text:style-name="P5"><text:span text:style-name="T3">- Seria necessário o investimento de equipamentos para o uso do software?</text:span></text:p>
      <text:p text:style-name="P5"><text:span text:style-name="T3">- Levando em conta o custo de desenvolvimento, investimento e manutenção do produto, esse se torna inviável?</text:span></text:p>
      <text:p text:style-name="P5"><text:span text:style-name="T3">- Existe uma possibilidade de rápida obsolescência do software?</text:span></text:p>
      <text:p text:style-name="P8">Questões Técnicas</text:p>
      <text:p text:style-name="P5"><text:span text:style-name="T3">- Quais as ferramentas de software necessárias para execução do sistema?</text:span></text:p>
      <text:p text:style-name="P5"><text:span text:style-name="T3">- O cliente dispõe de infraestrutura suficiente para sustentar o novo sistema?</text:span></text:p>
      <text:p text:style-name="P5"><text:span text:style-name="T3">- A interface do software é intuitiva para o usuário?</text:span></text:p>
      <text:p text:style-name="P5"><text:span text:style-name="T3">- Com relação aos dados necessários, qual o nível de confiabilidade do software?</text:span></text:p>
      <text:p text:style-name="P5"><text:span text:style-name="T3">- Em caso de dúvida do funcionamento do software, existe algum tipo de guia disponível dentro do software?</text:span></text:p>
      <text:p text:style-name="P5"><text:span text:style-name="T3">- Qual seria a relação entre a sofisticação do hardware para o desempenho do software?</text:span></text:p>
      <text:p text:style-name="P5"><text:span text:style-name="T3">- O sistema possui algum tipo de compartilhamento (e-mail, redes sociais) dos arquivos gerados?</text:span></text:p>
      <text:p text:style-name="P8">Questões Operacionais</text:p>
      <text:p text:style-name="P5"><text:span text:style-name="T3">- Quais são os futuros usuários deste sistema?</text:span></text:p>
      <text:p text:style-name="P5"><text:span text:style-name="T3">- Os futuros usuários apoiam o desenvolvimento do sistema?</text:span></text:p>
      <text:p text:style-name="P5"><text:span text:style-name="T3">- Qual a dificuldade que levou a criação do software?</text:span></text:p>
      <text:p text:style-name="P5"><text:span text:style-name="T3">- O sistema é customizável?</text:span></text:p>
      <text:p text:style-name="P5"><text:soft-page-break/><text:span text:style-name="T3">- Levando em conta os custos, tempo, dificuldade e mercado, de um ponto de vista de gerência, é viável o desenvolvimento desse software para ambos os lados?</text:span></text:p>
      <text:p text:style-name="P5"><text:span text:style-name="T3">- Os requisitos levantados pelos clientes serão atendidos facilmente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1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09:14:19.803671919</meta:creation-date>
    <dc:date>2018-08-29T09:38:19.302417444</dc:date>
    <meta:editing-duration>PT24M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2" meta:paragraph-count="31" meta:word-count="323" meta:character-count="1988" meta:non-whitespace-character-count="1696"/>
  </office:meta>
</office:document-meta>
</file>